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353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7fff00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00ff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ff7f00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00ff7f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007fff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RMM - Form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MM files are “RedMoon Map” files and have the following layout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Header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Byte(s)</text:p>
          </table:table-cell>
          <table:table-cell office:value-type="string" calcext:value-type="string">
            <text:p>variable: Typ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dr_str_len: u8</text:p>
          </table:table-cell>
          <table:table-cell office:value-type="string" calcext:value-type="string">
            <text:p>File-type string 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r_str_len(19)</text:p>
          </table:table-cell>
          <table:table-cell office:value-type="string" calcext:value-type="string">
            <text:p>hdr_str: String</text:p>
          </table:table-cell>
          <table:table-cell office:value-type="string" calcext:value-type="string">
            <text:p>File-Type string === “RedMoon MapData 1.0”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ze_x: u32</text:p>
          </table:table-cell>
          <table:table-cell office:value-type="string" calcext:value-type="string">
            <text:p>Map tiles in X direc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ze_y: u32</text:p>
          </table:table-cell>
          <table:table-cell office:value-type="string" calcext:value-type="string">
            <text:p>Map tiles in Y direct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_str_len: u8</text:p>
          </table:table-cell>
          <table:table-cell office:value-type="string" calcext:value-type="string">
            <text:p>String lengt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me_str_len</text:p>
          </table:table-cell>
          <table:table-cell office:value-type="string" calcext:value-type="string">
            <text:p>name_str: String</text:p>
          </table:table-cell>
          <table:table-cell office:value-type="string" calcext:value-type="string">
            <text:p>This could possilby be the map’s name but it doesn’t have an ASCII format :(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p_number: u32</text:p>
          </table:table-cell>
          <table:table-cell office:value-type="string" calcext:value-type="string">
            <text:p>This is/should be the same as the RMM file numb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ent_count: u32</text:p>
          </table:table-cell>
          <table:table-cell office:value-type="string" calcext:value-type="string">
            <text:p>This is the number of “events” on the map</text:p>
          </table:table-cell>
        </table:table-row>
        <table:table-row table:style-name="ro1">
          <table:table-cell/>
          <table:table-cell office:value-type="string" calcext:value-type="string">
            <text:p>event_count * 18</text:p>
          </table:table-cell>
          <table:table-cell office:value-type="string" calcext:value-type="string">
            <text:p>events: Event</text:p>
          </table:table-cell>
          <table:table-cell office:value-type="string" calcext:value-type="string">
            <text:p>These are map “events” which are “clickable” areas such as a mailbox</text:p>
          </table:table-cell>
        </table:table-row>
        <table:table-row table:style-name="ro1">
          <table:table-cell/>
          <table:table-cell office:value-type="string" calcext:value-type="string">
            <text:p>size_x + size_y * 8</text:p>
          </table:table-cell>
          <table:table-cell office:value-type="string" calcext:value-type="string">
            <text:p>tiles: Tile</text:p>
          </table:table-cell>
          <table:table-cell office:value-type="string" calcext:value-type="string">
            <text:p>These are map “tiles” which describe the background and objects on every map coordina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Event</text:p>
          </table:table-cell>
          <table:covered-table-cell table:style-name="ce13"/>
          <table:covered-table-cell table:style-name="ce14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Byte(s)</text:p>
          </table:table-cell>
          <table:table-cell office:value-type="string" calcext:value-type="string">
            <text:p>variable: Typ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_number: u16</text:p>
          </table:table-cell>
          <table:table-cell office:value-type="string" calcext:value-type="string">
            <text:p>Event numb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ner1_x: u32</text:p>
          </table:table-cell>
          <table:table-cell office:value-type="string" calcext:value-type="string">
            <text:p>Upper left corner’s X coordina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ner1_y: u32</text:p>
          </table:table-cell>
          <table:table-cell office:value-type="string" calcext:value-type="string">
            <text:p>Upper left corner’s Y coordin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ner2_x: u32</text:p>
          </table:table-cell>
          <table:table-cell office:value-type="string" calcext:value-type="string">
            <text:p>Lower right corner’s X coordina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ner2_y: u32</text:p>
          </table:table-cell>
          <table:table-cell office:value-type="string" calcext:value-type="string">
            <text:p>Lower right corner’s Y coordina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3" table:number-rows-spanned="1">
            <text:p>Map Tile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(Robin)</text:p>
          </table:table-cell>
          <table:table-cell office:value-type="string" calcext:value-type="string">
            <text:p>(Briansteffens)</text:p>
          </table:table-cell>
          <table:table-cell/>
        </table:table-row>
        <table:table-row table:style-name="ro1"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variable: Type</text:p>
          </table:table-cell>
          <table:table-cell office:value-type="string" calcext:value-type="string">
            <text:p>variable: Type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Default" office:value-type="string" calcext:value-type="string">
            <text:p>Obj file num (low)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Object file num = (b_0 &gt;&gt; 2) <text:s/>+ ((b_1 &amp; 0x1F) &lt;&lt; 6)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Obj file num (low)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Tile file index = (b_1 &gt;&gt; 5) + ((b_2 &amp; 0x7F) &lt;&lt; 3)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Default" office:value-type="string" calcext:value-type="string">
            <text:p>Obj file num (low)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Tile file num = (b_2 &gt;&gt; 7) + (b_3 &lt;&lt; 1)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Default" office:value-type="string" calcext:value-type="string">
            <text:p>Obj file num (low)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Warp = b_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Default" office:value-type="string" calcext:value-type="string">
            <text:p>Obj file num (low)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Collision = b_6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Default" office:value-type="string" calcext:value-type="string">
            <text:p>Obj file num (low)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object file index = if b_6 % 24 == 0 { b_7 &lt;&lt; 1 } else { (b_7 &lt;&lt; 1) + 1 }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Default" office:value-type="string" calcext:value-type="string">
            <text:p>Unknown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Default" office:value-type="string" calcext:value-type="string">
            <text:p>Unknown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Default" office:value-type="string" calcext:value-type="string">
            <text:p>Tile file idx (low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Default" office:value-type="string" calcext:value-type="string">
            <text:p>Tile file idx (low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Default" office:value-type="string" calcext:value-type="string">
            <text:p>Obj file num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Default" office:value-type="string" calcext:value-type="string">
            <text:p>Obj file num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Default" office:value-type="string" calcext:value-type="string">
            <text:p>Obj file num (high)</text:p>
          </table:table-cell>
          <table:table-cell office:value-type="string" calcext:value-type="string">
            <text:p>Objects/Ground?</text:p>
          </table:table-cell>
          <table:table-cell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Default" office:value-type="string" calcext:value-type="string">
            <text:p>Obj file num (high)</text:p>
          </table:table-cell>
          <table:table-cell office:value-type="string" calcext:value-type="string">
            <text:p>Gound Tile</text:p>
          </table:table-cell>
          <table:table-cell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Default" office:value-type="string" calcext:value-type="string">
            <text:p>Obj file num (high)</text:p>
          </table:table-cell>
          <table:table-cell office:value-type="string" calcext:value-type="string">
            <text:p>Gound Tile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Default" office:value-type="string" calcext:value-type="string">
            <text:p>Obj file num (high)</text:p>
          </table:table-cell>
          <table:table-cell office:value-type="string" calcext:value-type="string">
            <text:p>Gound Tile</text:p>
          </table:table-cell>
          <table:table-cell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Default" office:value-type="string" calcext:value-type="string">
            <text:p>Tile file num (low)</text:p>
          </table:table-cell>
          <table:table-cell office:value-type="string" calcext:value-type="string">
            <text:p>Gound Tile</text:p>
          </table:table-cell>
          <table:table-cell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Default" office:value-type="string" calcext:value-type="string">
            <text:p>Tile file idx (high)</text:p>
          </table:table-cell>
          <table:table-cell office:value-type="string" calcext:value-type="string">
            <text:p>Gound Tile</text:p>
          </table:table-cell>
          <table:table-cell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Default" office:value-type="string" calcext:value-type="string">
            <text:p>Tile file idx (high)</text:p>
          </table:table-cell>
          <table:table-cell office:value-type="string" calcext:value-type="string">
            <text:p>Gound Tile</text:p>
          </table:table-cell>
          <table:table-cell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Default" office:value-type="string" calcext:value-type="string">
            <text:p>Tile file idx (high)</text:p>
          </table:table-cell>
          <table:table-cell office:value-type="string" calcext:value-type="string">
            <text:p>Gound Tile</text:p>
          </table:table-cell>
          <table:table-cell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Default" office:value-type="string" calcext:value-type="string">
            <text:p>Tile file idx (high)</text:p>
          </table:table-cell>
          <table:table-cell office:value-type="string" calcext:value-type="string">
            <text:p>Gound Tile</text:p>
          </table:table-cell>
          <table:table-cell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Default" office:value-type="string" calcext:value-type="string">
            <text:p>Tile file idx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Default" office:value-type="string" calcext:value-type="string">
            <text:p>Tile file idx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Default" office:value-type="string" calcext:value-type="string">
            <text:p>Tile file idx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Default" office:value-type="string" calcext:value-type="string">
            <text:p>Unknown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Default" office:value-type="string" calcext:value-type="string">
            <text:p>Tile file num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Default" office:value-type="string" calcext:value-type="string">
            <text:p>Tile file num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Default" office:value-type="string" calcext:value-type="string">
            <text:p>Tile file num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Default" office:value-type="string" calcext:value-type="string">
            <text:p>Tile file num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Default" office:value-type="string" calcext:value-type="string">
            <text:p>Tile file num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Default" office:value-type="string" calcext:value-type="string">
            <text:p>Tile file num (high)</text:p>
          </table:table-cell>
          <table:table-cell office:value-type="string" calcext:value-type="string">
            <text:p>Tile-set</text:p>
          </table:table-cell>
          <table:table-cell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Default" office:value-type="string" calcext:value-type="string">
            <text:p>Tile file num (high)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Default" office:value-type="string" calcext:value-type="string">
            <text:p>warp cursor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Default" office:value-type="string" calcext:value-type="string">
            <text:p>warp cursor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Default" office:value-type="string" calcext:value-type="string">
            <text:p>warp cursor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Default" office:value-type="string" calcext:value-type="string">
            <text:p>warp cursor</text:p>
          </table:table-cell>
          <table:table-cell office:value-type="string" calcext:value-type="string">
            <text:p>map change cursor</text:p>
          </table:table-cell>
          <table:table-cell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Default" office:value-type="string" calcext:value-type="string">
            <text:p>warp cursor</text:p>
          </table:table-cell>
          <table:table-cell office:value-type="string" calcext:value-type="string">
            <text:p>map change cursor</text:p>
          </table:table-cell>
          <table:table-cell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Default" office:value-type="string" calcext:value-type="string">
            <text:p>warp cursor</text:p>
          </table:table-cell>
          <table:table-cell office:value-type="string" calcext:value-type="string">
            <text:p>map change cursor</text:p>
          </table:table-cell>
          <table:table-cell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Default" office:value-type="string" calcext:value-type="string">
            <text:p>warp cursor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Default" office:value-type="string" calcext:value-type="string">
            <text:p>warp cursor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Default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Default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Default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Default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Default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Default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Default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Default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Default" office:value-type="string" calcext:value-type="string">
            <text:p>Collision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Default" office:value-type="string" calcext:value-type="string">
            <text:p>Collision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Default" office:value-type="string" calcext:value-type="string">
            <text:p>Collision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Default" office:value-type="string" calcext:value-type="string">
            <text:p>Collision</text:p>
          </table:table-cell>
          <table:table-cell office:value-type="string" calcext:value-type="string">
            <text:p>Right Coord walk</text:p>
          </table:table-cell>
          <table:table-cell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Default" office:value-type="string" calcext:value-type="string">
            <text:p>Collision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Default" office:value-type="string" calcext:value-type="string">
            <text:p>Collision</text:p>
          </table:table-cell>
          <table:table-cell office:value-type="string" calcext:value-type="string">
            <text:p>Left Coord walk</text:p>
          </table:table-cell>
          <table:table-cell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Default" office:value-type="string" calcext:value-type="string">
            <text:p>Collision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Default" office:value-type="string" calcext:value-type="string">
            <text:p>Obj file idx (low)?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Default" office:value-type="string" calcext:value-type="string">
            <text:p>Obj file idx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Default" office:value-type="string" calcext:value-type="string">
            <text:p>Obj file idx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Default" office:value-type="string" calcext:value-type="string">
            <text:p>Obj file idx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Default" office:value-type="string" calcext:value-type="string">
            <text:p>Obj file idx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Default" office:value-type="string" calcext:value-type="string">
            <text:p>Obj file idx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style-name="Default" office:value-type="string" calcext:value-type="string">
            <text:p>Obj file idx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12" office:value-type="float" office:value="62" calcext:value-type="float">
            <text:p>62</text:p>
          </table:table-cell>
          <table:table-cell table:style-name="Default" office:value-type="string" calcext:value-type="string">
            <text:p>Obj file idx (high)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Default" office:value-type="string" calcext:value-type="string">
            <text:p>Unknown</text:p>
          </table:table-cell>
          <table:table-cell office:value-type="string" calcext:value-type="string">
            <text:p>Objects</text:p>
          </table:table-cell>
          <table:table-cell/>
        </table:table-row>
        <table:table-row table:style-name="ro1" table:number-rows-repeated="104848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3:18:48.081715734</meta:creation-date>
    <dc:date>2017-07-09T14:13:11.273808733</dc:date>
    <meta:editing-duration>PT1M42S</meta:editing-duration>
    <meta:editing-cycles>2</meta:editing-cycles>
    <meta:generator>LibreOffice/5.3.4.2$Linux_X86_64 LibreOffice_project/30m0$Build-2</meta:generator>
    <meta:document-statistic meta:table-count="1" meta:cell-count="264" meta:object-count="0"/>
  </office:meta>
</office:document-meta>
</file>